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3cm" style:rel-column-width="2264*"/>
    </style:style>
    <style:style style:name="Tabla26.B" style:family="table-column">
      <style:table-column-properties style:column-width="2.092cm" style:rel-column-width="1186*"/>
    </style:style>
    <style:style style:name="Tabla26.C" style:family="table-column">
      <style:table-column-properties style:column-width="3.702cm" style:rel-column-width="2099*"/>
    </style:style>
    <style:style style:name="Tabla26.D" style:family="table-column">
      <style:table-column-properties style:column-width="1.96cm" style:rel-column-width="1111*"/>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7"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8"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39" style:family="paragraph" style:parent-style-name="Standard">
      <style:text-properties style:font-name="DejaVu Sans Condensed"/>
    </style:style>
    <style:style style:name="P40" style:family="paragraph" style:parent-style-name="Standard">
      <style:paragraph-properties fo:text-align="justify" style:justify-single-word="false"/>
      <style:text-properties style:font-name="DejaVu Sans Condensed"/>
    </style:style>
    <style:style style:name="P41"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2" style:family="paragraph" style:parent-style-name="Standard">
      <style:paragraph-properties fo:text-align="justify" style:justify-single-word="false"/>
      <style:text-properties style:font-name="DejaVu Sans Condensed" fo:font-size="11pt" style:font-size-asian="11pt" style:font-size-complex="11pt"/>
    </style:style>
    <style:style style:name="P43" style:family="paragraph" style:parent-style-name="Standard">
      <style:text-properties style:font-name="DejaVu Sans Light"/>
    </style:style>
    <style:style style:name="P44" style:family="paragraph" style:parent-style-name="Standard">
      <style:paragraph-properties fo:margin-left="0.499cm" fo:margin-right="0cm" fo:text-indent="0cm" style:auto-text-indent="false"/>
      <style:text-properties style:font-name="DejaVu Sans Condensed"/>
    </style:style>
    <style:style style:name="P45"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6"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7"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cm" fo:margin-right="0.499cm" fo:text-indent="0cm" style:auto-text-indent="false"/>
      <style:text-properties style:font-name="DejaVu Sans Condensed"/>
    </style:style>
    <style:style style:name="P49"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0"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1"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2"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3"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4"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7"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1" style:family="paragraph" style:parent-style-name="Text_20_body">
      <style:text-properties style:font-name="DejaVu Sans Condensed"/>
    </style:style>
    <style:style style:name="P62" style:family="paragraph" style:parent-style-name="Text_20_body">
      <style:text-properties style:font-name="DejaVu Sans Condensed" fo:font-size="11pt" style:font-size-asian="11pt" style:font-size-complex="11pt"/>
    </style:style>
    <style:style style:name="P63" style:family="paragraph" style:parent-style-name="Text_20_body">
      <style:paragraph-properties fo:text-align="justify" style:justify-single-word="false"/>
      <style:text-properties style:font-name="DejaVu Sans Condensed" fo:font-size="11pt" style:font-size-asian="11pt" style:font-size-complex="11pt"/>
    </style:style>
    <style:style style:name="P64"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5"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69"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0" style:family="paragraph" style:parent-style-name="Table">
      <style:text-properties style:font-name="DejaVu Sans Condensed"/>
    </style:style>
    <style:style style:name="P71" style:family="paragraph" style:parent-style-name="Table">
      <style:text-properties style:font-name="DejaVu Sans Condensed" fo:font-size="11pt" style:font-size-asian="11pt" style:font-size-complex="11pt"/>
    </style:style>
    <style:style style:name="P72" style:family="paragraph" style:parent-style-name="Table">
      <style:text-properties style:font-name="DejaVu Sans Condensed" fo:font-size="11pt" fo:font-style="normal" style:font-size-asian="11pt" style:font-style-asian="normal" style:font-size-complex="11pt" style:font-style-complex="normal"/>
    </style:style>
    <style:style style:name="P7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4"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6"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7"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78" style:family="paragraph" style:parent-style-name="Table">
      <style:paragraph-properties fo:text-align="justify" style:justify-single-word="false"/>
      <style:text-properties style:font-name="DejaVu Sans Condensed"/>
    </style:style>
    <style:style style:name="P79"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0"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1"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2" style:family="paragraph" style:parent-style-name="Table">
      <style:paragraph-properties fo:text-align="justify" style:justify-single-word="false"/>
    </style:style>
    <style:style style:name="P83" style:family="paragraph" style:parent-style-name="Table">
      <style:paragraph-properties fo:keep-with-next="always"/>
    </style:style>
    <style:style style:name="P84" style:family="paragraph" style:parent-style-name="Table">
      <style:paragraph-properties fo:keep-with-next="always"/>
      <style:text-properties style:font-name="DejaVu Sans Condensed"/>
    </style:style>
    <style:style style:name="P85" style:family="paragraph" style:parent-style-name="Table">
      <style:paragraph-properties fo:keep-with-next="always"/>
      <style:text-properties style:font-name="DejaVu Sans Condensed" fo:font-size="10pt" style:font-size-asian="10pt" style:font-size-complex="10pt"/>
    </style:style>
    <style:style style:name="P86"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87"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8"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9" style:family="paragraph" style:parent-style-name="Heading_20_2">
      <style:text-properties style:font-name="DejaVu Sans Condensed" fo:font-size="13pt" style:font-size-asian="13pt" style:font-size-complex="13pt"/>
    </style:style>
    <style:style style:name="P90" style:family="paragraph" style:parent-style-name="Heading_20_2">
      <style:paragraph-properties fo:text-align="justify" style:justify-single-word="false"/>
      <style:text-properties style:font-name="DejaVu Sans Condensed" fo:font-size="13pt" style:font-size-asian="13pt" style:font-size-complex="13pt"/>
    </style:style>
    <style:style style:name="P91" style:family="paragraph" style:parent-style-name="Heading_20_2">
      <style:paragraph-properties fo:break-before="page"/>
      <style:text-properties fo:font-size="13pt" style:font-size-asian="13pt" style:font-size-complex="13pt"/>
    </style:style>
    <style:style style:name="P92" style:family="paragraph" style:parent-style-name="Heading_20_2">
      <style:paragraph-properties fo:break-before="page"/>
      <style:text-properties style:font-name="DejaVu Sans Condensed"/>
    </style:style>
    <style:style style:name="P93" style:family="paragraph" style:parent-style-name="Heading_20_2">
      <style:paragraph-properties fo:break-before="page"/>
      <style:text-properties style:font-name="DejaVu Sans Condensed" fo:font-size="13pt" style:font-size-asian="13pt" style:font-size-complex="13pt"/>
    </style:style>
    <style:style style:name="P94"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5"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6" style:family="paragraph" style:parent-style-name="Heading_20_3">
      <style:paragraph-properties fo:break-before="page"/>
      <style:text-properties style:font-name="DejaVu Sans Condensed"/>
    </style:style>
    <style:style style:name="P97" style:family="paragraph" style:parent-style-name="Heading_20_3">
      <style:paragraph-properties fo:break-before="page"/>
      <style:text-properties style:font-name="DejaVu Sans Condensed" fo:font-size="13pt" style:font-size-asian="13pt" style:font-size-complex="13pt"/>
    </style:style>
    <style:style style:name="P98" style:family="paragraph" style:parent-style-name="Heading_20_3">
      <style:paragraph-properties fo:break-before="page"/>
      <style:text-properties style:font-name="DejaVu Sans Condensed" fo:font-size="12pt" style:font-size-asian="12pt" style:font-size-complex="12pt"/>
    </style:style>
    <style:style style:name="P99"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0"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1"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2"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3" style:family="paragraph" style:parent-style-name="Heading_20_4">
      <style:paragraph-properties fo:text-align="justify" style:justify-single-word="false"/>
      <style:text-properties style:font-name="DejaVu Sans Condensed" fo:font-size="11pt" style:font-size-asian="11pt" style:font-size-complex="11pt"/>
    </style:style>
    <style:style style:name="P104" style:family="paragraph" style:parent-style-name="Heading_20_4">
      <style:paragraph-properties fo:text-align="justify" style:justify-single-word="false"/>
      <style:text-properties fo:color="#004586" style:font-name="DejaVu Sans Condensed"/>
    </style:style>
    <style:style style:name="P105"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06" style:family="paragraph" style:parent-style-name="Heading_20_4">
      <style:paragraph-properties fo:break-before="page"/>
    </style:style>
    <style:style style:name="P107"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08" style:family="paragraph" style:parent-style-name="Heading_20_5">
      <style:text-properties style:font-name="DejaVu Sans Condensed"/>
    </style:style>
    <style:style style:name="P109"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style:font-name="DejaVu Sans Condensed" fo:font-size="11pt" style:font-size-asian="11pt" style:font-size-complex="11pt"/>
    </style:style>
    <style:style style:name="T10" style:family="text">
      <style:text-properties style:font-name="DejaVu Sans Condensed" fo:font-size="11pt" fo:font-style="normal" style:font-size-asian="11pt" style:font-style-asian="normal" style:font-size-complex="11pt" style:font-style-complex="normal"/>
    </style:style>
    <style:style style:name="T11" style:family="text">
      <style:text-properties style:font-name="DejaVu Sans Condensed" fo:font-size="10pt" style:font-size-asian="10pt" style:font-size-complex="10pt"/>
    </style:style>
    <style:style style:name="T12" style:family="text">
      <style:text-properties style:font-name="DejaVu Sans Condensed" fo:font-size="10pt" fo:font-weight="bold" style:font-size-asian="10pt" style:font-weight-asian="bold" style:font-size-complex="10pt" style:font-weight-complex="bold"/>
    </style:style>
    <style:style style:name="T13" style:family="text">
      <style:text-properties fo:font-size="13pt" style:font-size-asian="13pt" style:font-size-complex="13pt"/>
    </style:style>
    <style:style style:name="T14" style:family="text">
      <style:text-properties fo:color="#00ae00" fo:font-weight="bold" style:font-weight-asian="bold" style:font-weight-complex="bold"/>
    </style:style>
    <style:style style:name="T15" style:family="text">
      <style:text-properties style:text-position="sub 64%"/>
    </style:style>
    <style:style style:name="T1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53">OVERVIEW</text:p>
      <text:p text:style-name="P49"/>
      <text:p text:style-name="P50"/>
      <text:p text:style-name="P55">Light52 is a free, small open-source CPU core compatible to the Intel MCS51 architecture.</text:p>
      <text:p text:style-name="P55"/>
      <text:p text:style-name="P55">While the core is within the performance envelope of other free MCS51 cores, the implementation trades area for speed. </text:p>
      <text:p text:style-name="P55">This core is smaller than most free and commercial MCS51 cores and its speed is comparable to that of a 6-clocker -- see section 8.</text:p>
      <text:p text:style-name="P55"/>
      <text:p text:style-name="P55">The full original MCS51 instruction set is implemented with the possible exception of the BCD opcodes (DA and XCHG) which are optional.</text:p>
      <text:p text:style-name="P54"/>
      <text:p text:style-name="P54"/>
      <text:p text:style-name="P57">This core is in a very early stage of development; it is not fully tested and not documented at all except for the code comments and this file. </text:p>
      <text:p text:style-name="P57">All the information presented in this datasheet should be considered preliminary.</text:p>
      <text:p text:style-name="P56"/>
      <text:p text:style-name="P51"/>
      <text:p text:style-name="P51"/>
      <text:p text:style-name="P51"/>
      <text:p text:style-name="P51"/>
      <text:p text:style-name="P51"/>
      <text:p text:style-name="P51"/>
      <text:p text:style-name="P51"/>
      <text:p text:style-name="P48"/>
      <text:p text:style-name="P48"/>
      <text:p text:style-name="P48"/>
      <text:p text:style-name="P48"/>
      <text:p text:style-name="P48"/>
      <text:p text:style-name="P52"/>
      <text:p text:style-name="P60">FEATURES</text:p>
      <text:p text:style-name="P44"/>
      <text:p text:style-name="P45"/>
      <table:table table:name="Tabla6" table:style-name="Tabla6">
        <table:table-column table:style-name="Tabla6.A"/>
        <table:table-column table:style-name="Tabla6.B"/>
        <table:table-row>
          <table:table-cell table:style-name="Tabla6.A1" office:value-type="string">
            <text:p text:style-name="P36">●</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6">●</text:p>
          </table:table-cell>
          <table:table-cell table:style-name="Tabla6.A1" office:value-type="string">
            <text:p text:style-name="P20">Speed comparable to a 6-clocker.</text:p>
          </table:table-cell>
        </table:table-row>
        <table:table-row>
          <table:table-cell table:style-name="Tabla6.A1" office:value-type="string">
            <text:p text:style-name="P36">●</text:p>
          </table:table-cell>
          <table:table-cell table:style-name="Tabla6.A1" office:value-type="string">
            <text:p text:style-name="P20">Configurable through VHDL generics.</text:p>
          </table:table-cell>
        </table:table-row>
        <table:table-row>
          <table:table-cell table:style-name="Tabla6.A1" office:value-type="string">
            <text:p text:style-name="P36">●</text:p>
          </table:table-cell>
          <table:table-cell table:style-name="Tabla6.A1" office:value-type="string">
            <text:p text:style-name="P20">Smaller than most other cores.</text:p>
          </table:table-cell>
        </table:table-row>
        <table:table-row>
          <table:table-cell table:style-name="Tabla6.A1" office:value-type="string">
            <text:p text:style-name="P36">●</text:p>
          </table:table-cell>
          <table:table-cell table:style-name="Tabla6.A1" office:value-type="string">
            <text:p text:style-name="P20">Includes 16-bit timer, UART and I/O ports.</text:p>
          </table:table-cell>
        </table:table-row>
        <table:table-row>
          <table:table-cell table:style-name="Tabla6.A1" office:value-type="string">
            <text:p text:style-name="P36">●</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6">●</text:p>
          </table:table-cell>
          <table:table-cell table:style-name="Tabla6.A1" office:value-type="string">
            <text:p text:style-name="P20">256 bytes of IRAM -- fixed size.</text:p>
          </table:table-cell>
        </table:table-row>
        <table:table-row>
          <table:table-cell table:style-name="Tabla6.A1" office:value-type="string">
            <text:p text:style-name="P36">●</text:p>
          </table:table-cell>
          <table:table-cell table:style-name="Tabla6.A1" office:value-type="string">
            <text:p text:style-name="P22">Fully synthesizable, static synchronous design with positive edge clocking and no internal tri-states.</text:p>
          </table:table-cell>
        </table:table-row>
      </table:table>
      <text:p text:style-name="P59"/>
      <text:p text:style-name="P46"/>
      <text:p text:style-name="P47">Light52 lacks some features usually present in other MCS51 cores and has some important limitations: </text:p>
      <text:p text:style-name="P46"/>
      <text:p text:style-name="P46"/>
      <text:p text:style-name="P60">SHORTCOMINGS</text:p>
      <text:p text:style-name="P44"/>
      <text:p text:style-name="P45"/>
      <table:table table:name="Tabla8" table:style-name="Tabla8">
        <table:table-column table:style-name="Tabla8.A"/>
        <table:table-column table:style-name="Tabla8.B"/>
        <table:table-row>
          <table:table-cell table:style-name="Tabla8.A1" office:value-type="string">
            <text:p text:style-name="P36">●</text:p>
          </table:table-cell>
          <table:table-cell table:style-name="Tabla8.A1" office:value-type="string">
            <text:p text:style-name="P20">No access to off-chip memory.</text:p>
          </table:table-cell>
        </table:table-row>
        <table:table-row>
          <table:table-cell table:style-name="Tabla8.A1" office:value-type="string">
            <text:p text:style-name="P36">●</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6">●</text:p>
          </table:table-cell>
          <table:table-cell table:style-name="Tabla8.A1" office:value-type="string">
            <text:p text:style-name="P20">From 2 to 8 clocks per instruction.</text:p>
          </table:table-cell>
        </table:table-row>
        <table:table-row>
          <table:table-cell table:style-name="Tabla8.A1" office:value-type="string">
            <text:p text:style-name="P36">●</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6">●</text:p>
          </table:table-cell>
          <table:table-cell table:style-name="Tabla8.A1" office:value-type="string">
            <text:p text:style-name="P20">No On-Chip Debugging capability.</text:p>
          </table:table-cell>
        </table:table-row>
      </table:table>
      <text:p text:style-name="P58"/>
      <text:p text:style-name="P58"/>
      <text:p text:style-name="P58"/>
      <text:h text:style-name="P91"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1"/>
      <text:p text:style-name="P85">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0"/>
      <text:h text:style-name="P89"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3"/>
      <text:p text:style-name="P63">Since the MCS51 architecture is already well documented elsewhere, this datasheet will only deal with those aspects of the core which depart from the original.</text:p>
      <text:p text:style-name="P63"/>
      <text:p text:style-name="P63">In this version of the core, there is no support for shared XCODE/XDATA memory spaces (the core performs simultaneous accesses to XCODE and XDATA and there is no wait state or access arbitration logic yet). The MCU memory model is therefore strictly Harvard.</text:p>
      <text:p text:style-name="P63"/>
      <text:p text:style-name="P63">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3">Existing MCS51 programs will generally NOT work unmodified on this core -- code needs to be ported to the available peripherals and their SFRs like it needs to be in any other MCS51 derivative.</text:p>
      <text:p text:style-name="P61"/>
      <text:p text:style-name="P63">Interrupt operation is identical to the original, except for SFR register IP: interrupt priorities are fixed to their default values and the IP SFR is unimplemented. Interrupts can be tailored to any specific application by customizing the MCU VHDL source.</text:p>
      <text:p text:style-name="P61"/>
      <text:h text:style-name="P93"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2"/>
      <text:p text:style-name="P62">Table 2 lists the SFRs implemented in the current version of the core.</text:p>
      <text:p text:style-name="P62"/>
      <text:p text:style-name="P84"><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0"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3"/>
      <text:p text:style-name="P63">Interrupt management is identical to the original MCS51. The only difference is that the five available interrupt request inputs are connected to different sources:</text:p>
      <text:p text:style-name="P63"/>
      <text:p text:style-name="P83"><text:tab/><text:tab/> <text:s text:c="6"/><text:span text:style-name="T11">Table </text:span><text:span text:style-name="T11"><text:sequence text:ref-name="refTable2" text:name="Table" text:formula="ooow:Table+1" style:num-format="1">3</text:sequence></text:span><text:span text:style-name="T11">: </text:span><text:span text:style-name="T12">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3"/>
      <text:p text:style-name="P63"/>
      <text:p text:style-name="P63">The only other difference is that interrupt priorities are fixed and can't be changed in run time. <text:s/>SFR IP is not implemented. Since there's full access to the VHDL source of the MCU this is not a major limitation.</text:p>
      <text:p text:style-name="P63"/>
      <text:p text:style-name="P63">Register IE works exactly like in the original MCS51, and so does instruction RETI.</text:p>
      <text:p text:style-name="P63"/>
      <text:p text:style-name="P63">When an interrupt is serviced, its priority level is stored internally. Until instruction RETI is executed, no other interrupts of equal or lower priority will be serviced <text:span text:style-name="T8">even if enabled in register IE</text:span>. </text:p>
      <text:p text:style-name="P63">Instruction RETI clears the current interrupt priority level register. Immediately after executing RETI, and before executing the next instruction of he main program, any pending interrupts of lower priority will be serviced.</text:p>
      <text:p text:style-name="P63"/>
      <text:h text:style-name="P93"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3"/>
      <text:p text:style-name="P63">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3">This package must be generated separately for each project and can be considered part of the program application rather than part of the core source.</text:p>
      <text:p text:style-name="P63"/>
      <text:p text:style-name="P63">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3">This way, the object code for different projects using this core (or for the different code samples within this project) can be neatly separated from the core sources.</text:p>
      <text:p text:style-name="P63"/>
      <text:p text:style-name="P63">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3"/>
      <text:p text:style-name="P63">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3"/>
      <text:p text:style-name="P68">Subsequent versions of the core may provide the option to use memory initialization files so that the XCODE memory can be initialized post-synthesis.</text:p>
      <text:p text:style-name="P63"/>
      <text:p text:style-name="P62"/>
      <text:h text:style-name="Heading_20_2" text:outline-level="2"/>
      <text:h text:style-name="P93"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2"/>
      <text:p text:style-name="P62">Some of the core features can be configured through VHDL generics:</text:p>
      <text:p text:style-name="P61"/>
      <text:p text:style-name="P85">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G,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1"/>
      <text:p text:style-name="P80">At this early stage of development some of these generics do not work, and others are not checked against bounds. </text:p>
      <text:p text:style-name="P77"/>
      <text:p text:style-name="P75">TBD: This datasheet should explain each of the configuration generics.</text:p>
      <text:p text:style-name="P75"/>
      <text:p text:style-name="P75"/>
      <text:h text:style-name="P92" text:outline-level="2"><text:span text:style-name="T13">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3"/>
      <text:p text:style-name="P73">The MCU core includes a number of peripheral modules. These peripherals have been designed hastily in order to provide a working environment for the CPU -- they do not have their own separate test bench, for example. </text:p>
      <text:p text:style-name="P73">The current version of the MCU ships with a simple, hardwired UART, a 16-bit timer and four 8-bit input/output ports.</text:p>
      <text:p text:style-name="P78"/>
      <text:p text:style-name="P76">TBD: Explain SFR bus in MCU entity and how to add new peripherals</text:p>
      <text:h text:style-name="P96" text:outline-level="3">7.1.- UART</text:h>
      <text:p text:style-name="P39"/>
      <text:p text:style-name="P72">The light52 UART is a simplified version of the original MCS51 serial port. </text:p>
      <text:p text:style-name="P72">Some of the operational parameters of the UART are hardwired and non-configurable in the current version, not even at synthesis time:</text:p>
      <text:list xml:id="list41445384" text:style-name="L1">
        <text:list-item>
          <text:p text:style-name="P100">Number of stop bits hardwired to 1.</text:p>
        </text:list-item>
        <text:list-item>
          <text:p text:style-name="P100">Parity hardwired to NONE.</text:p>
        </text:list-item>
        <text:list-item>
          <text:p text:style-name="P100">Number of bits per character hardwired to 8.</text:p>
        </text:list-item>
      </text:list>
      <text:p text:style-name="P73"/>
      <text:p text:style-name="P73">Besides, the 9-bit mode of the original MCS51, whith its applications in inter-MCU communication, is unimplemented yet.</text:p>
      <text:p text:style-name="P41"/>
      <text:p text:style-name="P41">Serial port interrupts work the same as in the original serial port (same vector IRQ4 and same interrupt enable flag IE.ES).</text:p>
      <text:p text:style-name="P72"/>
      <text:p text:style-name="P73">The UART core has some limited capability to recover from errors, described in the VHDL source file <text:span text:style-name="T14">light52_uart</text:span> and very similar to that of the original UART: <text:s/></text:p>
      <text:list xml:id="list41451888" text:style-name="L2">
        <text:list-item>
          <text:p text:style-name="P101">Error conditions such as bad start and stop bits are detected and cause the UART to discard the received byte and wait for the next start bit. </text:p>
        </text:list-item>
        <text:list-item>
          <text:p text:style-name="P101">Bit sampling mismatches are detected and the bit values are decided by majority.</text:p>
        </text:list-item>
      </text:list>
      <text:p text:style-name="P73"/>
      <text:p text:style-name="P73">A follow-up version of this core will include flags for those detected errors, as well as TX and RX overruns.</text:p>
      <text:p text:style-name="P73">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3"/>
      <text:p text:style-name="P73"/>
      <text:p text:style-name="P73"/>
      <text:h text:style-name="P107" text:outline-level="4">Register SCON</text:h>
      <text:p text:style-name="Text_20_body"/>
      <text:p text:style-name="P72">This register reflects the status of the serial port:</text:p>
      <text:p text:style-name="P72"/>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2"/>
      <text:p text:style-name="P73">When writing to the status/control registers, only flags <text:span text:style-name="T1">TxIrq</text:span> and <text:span text:style-name="T1">RxIrq </text:span><text:s/>are affected, and only when writing a '1' as explained above. All other flags are read-only.</text:p>
      <text:p text:style-name="P39"/>
      <text:p text:style-name="P39"/>
      <text:p text:style-name="P42">Interrupt flags are triggered at the following moments:</text:p>
      <text:p text:style-name="P42"/>
      <text:p text:style-name="P43"/>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79">Last clock cycle of the TX stop bit.</text:p>
          </table:table-cell>
        </table:table-row>
        <table:table-row>
          <table:table-cell table:style-name="Tabla23.A1" office:value-type="string">
            <text:p text:style-name="P17">RxIrq</text:p>
          </table:table-cell>
          <table:table-cell table:style-name="Tabla23.A1" office:value-type="string">
            <text:p text:style-name="P79">At 11/16ths of the RX stop bit, only if the stop bit is valid.</text:p>
          </table:table-cell>
        </table:table-row>
      </table:table>
      <text:p text:style-name="P39"/>
      <text:p text:style-name="P73"/>
      <text:h text:style-name="P106" text:outline-level="4">Register SBUF</text:h>
      <text:p text:style-name="P62"/>
      <text:p text:style-name="P66"><text:span text:style-name="T9">This is the read/write buffer of the serial port. It gives the software access to the 1-byte-deep </text:span><text:span text:style-name="T9">receive and transmit buffers. These buffers work like the original MCS51 serial port. </text:span></text:p>
      <text:p text:style-name="P67"/>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7">reset</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3" text:outline-level="4"/>
      <text:p text:style-name="P63">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3"/>
      <text:p text:style-name="P63">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3"/>
      <text:p text:style-name="P63">Reading from this register when flag SCON.RxRdy=1 will clear the flag and return the last received byte. </text:p>
      <text:p text:style-name="P63">Reading from this register when flag SCON.RxRdy=0 will return undefined data (usually the last received byte but this may change in later versions). </text:p>
      <text:p text:style-name="P40"/>
      <text:p text:style-name="P42">Note that reading SBUF does NOT clear the RxIrq flag. The flag must be cleared explicitly.</text:p>
      <text:p text:style-name="P40"/>
      <text:p text:style-name="P40"/>
      <text:p text:style-name="P40"/>
      <text:p text:style-name="P40"/>
      <text:p text:style-name="P40"/>
      <text:h text:style-name="P104" text:outline-level="4"><text:soft-page-break/>Registers SBPH and SBPL</text:h>
      <text:p text:style-name="P39"/>
      <text:p text:style-name="P63">If generic UART_HARDWIRED is set to false, then the UART implements these two write-only registers.</text:p>
      <text:p text:style-name="P63">These registers should be loaded with the baud period measured in clock cycles -- no prescaling involved:</text:p>
      <text:p text:style-name="P63"/>
      <text:p text:style-name="P63"><text:tab/>BIT_PERIOD = UART_CLOCK_RATE / UART_BAUD_RATE</text:p>
      <text:p text:style-name="P63"/>
      <text:p text:style-name="P63">The bit period register is the 13-bit wide combination of SBPH and SBPL, with the 3 higher bits of SBPH being ignored.</text:p>
      <text:p text:style-name="P63"/>
      <text:p text:style-name="P63">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3"/>
      <text:p text:style-name="P63">These registers are loaded at reset with their default value, defined by generics UART_BAUD_RATE and UART_CLOCK_RATE, according to the same formula above.</text:p>
      <text:p text:style-name="P63"/>
      <text:p text:style-name="P63">When the generic UART_HARDWIRED is set to true, these registers are hardwired to their default value and writing to them has no effect.</text:p>
      <text:p text:style-name="P63"/>
      <text:p text:style-name="P63">Note that the UART is totally independent of the timer and indeed of any other module, unlike the original MCS51.</text:p>
      <text:h text:style-name="P97" text:outline-level="3">7.2.- Timer 0</text:h>
      <text:p text:style-name="P62"/>
      <text:p text:style-name="P63">Basic timer, not directly compatible to any of the original MCS51 timers. This timer is totally independent of the UART.</text:p>
      <text:p text:style-name="P63"><text:line-break/>This is essentially a reloadable 16-bit up-counter that optionally triggers an interrupt every time the count reaches a certain value.</text:p>
      <text:h text:style-name="P109" text:outline-level="5">Timer Registers</text:h>
      <text:p text:style-name="P65"/>
      <text:p text:style-name="P65">The timer includes 3 registers: </text:p>
      <text:list xml:id="list41433699" text:style-name="L3">
        <text:list-item>
          <text:p text:style-name="P87">A configurable prescaler register of up to 31 bits. </text:p>
        </text:list-item>
        <text:list-item>
          <text:p text:style-name="P87">A 16-bit <text:s/>compare register accessible through T0CL and T0CH. </text:p>
        </text:list-item>
        <text:list-item>
          <text:p text:style-name="P87">A 16-bit counter register accessible through T0L and T0H.</text:p>
        </text:list-item>
      </text:list>
      <text:p text:style-name="P65"><text:line-break/>Reading T0L or T0H will give the value of the timer register. If the registers are read while the count is enabled, the software has to deal with a possibly inconsistent (T0L,T0H) pair and should apply the usual tricks -- majority vote, etc.</text:p>
      <text:p text:style-name="P65"><text:s text:c="2"/><text:line-break/>The prescaler is reset to 0 when T0CEN=0. </text:p>
      <text:p text:style-name="P65">When T0CEN=1 it counts up to (TIMER0_PRESCALER - 1), then rolls over to 0 and the timer register is incremented.</text:p>
      <text:p text:style-name="P65">TIMER0_PRESCALER is a VHDL generic configurable at synthesis time.</text:p>
      <text:p text:style-name="P65"><text:line-break/>The compare register is write-only, in order to save logic. Reading T0CH or T0CL will give the value of T0CON instead.</text:p>
      <text:h text:style-name="P108" text:outline-level="5">Timer Operation</text:h>
      <text:p text:style-name="P65"/>
      <text:p text:style-name="P65">The counter register is reset to 0 when T0CEN=0. When flag T0CEN is set to 1, the counter starts counting up at a rate of one count every TIMER0_PRESCALER clock cycles. </text:p>
      <text:p text:style-name="P65">When counter register = reload register, the following will happen:</text:p>
      <text:p text:style-name="P65"/>
      <text:list xml:id="list41440333" text:style-name="L4">
        <text:list-item>
          <text:p text:style-name="P88">If flag T0ARL is 0 the core will clear flag T0CEN and and raise flag Irq, triggering an interrupt. The counter will overflow to 0000h and stop.</text:p>
        </text:list-item>
        <text:list-item>
          <text:p text:style-name="P88">If flag T0ARL is 1 then flag T0CEN will remain high and flag Irq will be raised, triggering an interrupt. The counter will overflow to 0000h and continue counting.</text:p>
        </text:list-item>
      </text:list>
      <text:h text:style-name="P105" text:outline-level="4"><text:soft-page-break/>Register TSTAT</text:h>
      <text:p text:style-name="Text_20_body"/>
      <text:p text:style-name="P72">This register reflects the status of the timer:</text:p>
      <text:p text:style-name="P72"/>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7">reset</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2"/>
      <text:p text:style-name="P73"/>
      <text:p text:style-name="P73"/>
      <text:p text:style-name="P73"/>
      <text:p text:style-name="P73"/>
      <text:p text:style-name="P73"/>
      <text:p text:style-name="P73"/>
      <text:p text:style-name="P73"/>
      <text:h text:style-name="P105"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7">reset</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7">reset</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5"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7">reset</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7">reset</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4"/>
      <text:p text:style-name="P64"/>
      <text:h text:style-name="P98" text:outline-level="3">7.3.- Input/Output Ports</text:h>
      <text:p text:style-name="P39"/>
      <text:p text:style-name="P73">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3"/>
      <text:p text:style-name="P73">The port SFR addresses are the same as the original P0..P3 port addresses. However, since the ports are strictly input or strictly output, the behavior of the ports is different in a very important way: </text:p>
      <text:p text:style-name="P73">The '<text:span text:style-name="T1">Read-Modify-Write</text:span>' behavior of the MCS51 is <text:span text:style-name="T1">not implemented</text:span>:</text:p>
      <text:list xml:id="list41450458" text:style-name="L5">
        <text:list-item>
          <text:p text:style-name="P102">All instructions reading an input port read the pin regardless of addressing mode.</text:p>
        </text:list-item>
        <text:list-item>
          <text:p text:style-name="P102">All instructions reading an output port read the register regardless of addressing mode.</text:p>
        </text:list-item>
      </text:list>
      <text:p text:style-name="P73"/>
      <text:p text:style-name="P73">In short, writing to an input port will not have any effect. Reading an output port will access the port output registers and NOT the pins, as stated above.</text:p>
      <text:p text:style-name="P73"/>
      <text:p text:style-name="P73">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1">Subsequent versions of the core will register the input ports to minimize and equalize setup times.</text:p>
      <text:p text:style-name="P73"/>
      <text:p text:style-name="P39"/>
      <text:p text:style-name="P39"/>
      <text:h text:style-name="P98" text:outline-level="3">7.4.- External Interrupt Inputs</text:h>
      <text:p text:style-name="P39"/>
      <text:p text:style-name="P73">The MCU has 8 external interrupt inputs which, in the current version of the core, are meant mostly for debugging.</text:p>
      <text:p text:style-name="P73">The inputs are registered and level sensitive. As long as input <text:span text:style-name="T2">external_irq[i]</text:span> is high, flag EXTINT[i] will be high and the interrupt request line IRQ0 of the CPU will be asserted.</text:p>
      <text:p text:style-name="P73"/>
      <text:p text:style-name="P81">Subsequent versions of the core will use edge triggering and add a mask register.</text:p>
      <text:p text:style-name="P73"/>
      <text:h text:style-name="P105" text:outline-level="4">Register EXTINT</text:h>
      <text:p text:style-name="Text_20_body"/>
      <text:p text:style-name="P72">This register contains the external interrupt pending flags:</text:p>
      <text:p text:style-name="P72"/>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7">reset</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0"/>
      <text:p text:style-name="P70"/>
      <text:p text:style-name="P70"/>
      <text:h text:style-name="P93" text:outline-level="2">8.-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4" text:outline-level="3">8.1.- Synthesis Results</text:h>
      <text:p text:style-name="P73">These are the synthesis results for the Dhrystone demo.</text:p>
      <text:p text:style-name="P73"/>
      <text:p text:style-name="P85">Table <text:sequence text:ref-name="refTable4" text:name="Table" text:formula="ooow:Table+1" style:num-format="1">5</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5">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3"/>
      <text:p text:style-name="P73">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73">Results for Cyclone-II are the the actual synthesis results obtained for the Dhrystone demo on Terasic's DE-1 board (using top file <text:span text:style-name="T14">c2sb_demo.vhdl</text:span>). </text:p>
      <text:p text:style-name="P73">Results for the Spartan-3 core are more speculative because the core has not yet been tested in Xilinx hardware. They include the MCU entity only and not the top entity glue logic.</text:p>
      <text:p text:style-name="P73">In both cases, the synthesized core <text:span text:style-name="T8">does not implement <text:s/>the BCD opcodes</text:span> (DA and XCH). When implemented, area will increase a bit.</text:p>
      <text:p text:style-name="P73"/>
      <text:p text:style-name="P73">The above results have been obtained with Quartus-2 11.1 sp2 and Xilinx ISE 9.2i. The synthesis has been performed unconstrained and the results must be considered illustrative only. </text:p>
      <text:h text:style-name="P95" text:outline-level="3"/>
      <text:h text:style-name="P99" text:outline-level="3">8.2.- Dhrystone 2.1 Benchmark</text:h>
      <text:p text:style-name="P73">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73">The benchmark has been executed on a DE-1 development board with a Cyclone-II FPGA clocked at 50 MHz using the top module entity <text:span text:style-name="T14">/vhdl/demos/c2sb/c2sb_demo.vhdl</text:span><text:span text:style-name="T16">. The benchmark executes 25000 iterations over the Dhrystone loop and produces the following results:</text:span></text:p>
      <text:p text:style-name="P73"/>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73"/>
      <text:p text:style-name="P73">In order to give some context for this benchmark, the following table compares the results for a few representative cores:</text:p>
      <text:p text:style-name="P73"/>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MHz</text:p>
          </table:table-cell>
          <table:table-cell table:style-name="Tabla26.A1" office:value-type="string">
            <text:p text:style-name="P13">Advantage vs. light52</text:p>
          </table:table-cell>
          <table:table-cell table:style-name="Tabla26.D1" office:value-type="string">
            <text:p text:style-name="P13">F<text:span text:style-name="T15">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5">max</text:span> on a Cyclone-II FPGA </text:p>
          </table:table-cell>
          <table:covered-table-cell/>
          <table:covered-table-cell/>
          <table:covered-table-cell/>
        </table:table-row>
      </table:table>
      <text:p text:style-name="P73"/>
      <text:p text:style-name="P73">As can be seen below, this core is about twice as fast as a 12-clocker at the same clock rate and therefore can be characterized as a 6-clocker, even if the clock count per instruction is not linearly scalable from the original.</text:p>
      <text:p text:style-name="P73"/>
      <text:p text:style-name="P82"><text:span text:style-name="T10">The single-clocker </text:span><text:a xlink:type="simple" xlink:href="http://www.cast-inc.com/ip-cores/8051s/r8051xc2/index.html"><text:span text:style-name="T10">CAST's R8051XC-2 AF</text:span></text:a><text:span text:style-name="T10"> has been selected because its feature set is not far ahead of light52's. </text:span></text:p>
      <text:p text:style-name="P73">Note that the area performance of light52 is way better than the selected commercial core, <text:s/>which is amongst the smallest 8051 commercial cores. A detailed comparison would need to account for the many optional modules available in any commercial core (OCD, dual DPTR, etc.), of which R8051XC-2 AF has few.</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1T21:32:15.70">October 1,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8</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3</text:user-defined> - <text:date style:data-style-name="N5076" text:date-value="2012-10-01T21:32:15.96">October 1,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1T21:32:15.96">October 1,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8</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0" meta:image-count="0" meta:object-count="0" meta:page-count="18" meta:paragraph-count="801" meta:word-count="4021" meta:character-count="22245"/>
    <meta:user-defined meta:name="Version" meta:value-type="float">3</meta:user-defined>
  </office:meta>
</office:document-meta>
</file>